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C</mi>
        <mi>c</mi>
      </msub>
      <mo stretchy="false">=</mo>
      <mfrac>
        <msub>
          <mi>A</mi>
          <mn>2</mn>
        </msub>
        <msub>
          <mi>A</mi>
          <mi>o</mi>
        </msub>
      </mfrac>
    </mrow>
    <annotation encoding="StarMath 5.0">C_{c} = { A_{2}} over { A_{o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9:17:46.605361914</meta:creation-date>
    <dc:date>2017-07-18T09:19:52.177539041</dc:date>
    <meta:editing-duration>PT2M5S</meta:editing-duration>
    <meta:editing-cycles>1</meta:editing-cycles>
    <meta:generator>LibreOffice/5.1.4.2$Linux_X86_64 LibreOffice_project/10m0$Build-2</meta:generator>
  </office:meta>
</office:document-meta>
</file>